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cc99" draw:textarea-horizontal-align="justify" draw:textarea-vertical-align="middle" draw:auto-grow-height="false" fo:min-height="2.291cm" fo:min-width="24.63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0.50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3.728cm" fo:min-width="25.662cm"/>
    </style:style>
    <style:style style:name="pr1" style:family="presentation" style:parent-style-name="Bej_5f_03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Bej_5f_03-subtitle">
      <style:graphic-properties draw:fill-color="#ffffff" draw:textarea-vertical-align="top" fo:min-height="12.013cm"/>
      <style:paragraph-properties style:writing-mode="lr-tb"/>
    </style:style>
    <style:style style:name="pr3" style:family="presentation" style:parent-style-name="Bej_5f_03-subtitle">
      <style:graphic-properties draw:fill-color="#ffffff" draw:textarea-vertical-align="top" fo:min-height="11.755cm"/>
      <style:paragraph-properties style:writing-mode="lr-tb"/>
    </style:style>
    <style:style style:name="pr4" style:family="presentation" style:parent-style-name="Bej_5f_03-subtitle">
      <style:graphic-properties draw:fill-color="#ffffff" draw:textarea-vertical-align="top" fo:min-height="13.951cm"/>
      <style:paragraph-properties style:writing-mode="lr-tb"/>
    </style:style>
    <style:style style:name="pr5" style:family="presentation" style:parent-style-name="Bej_5f_03-subtitle">
      <style:graphic-properties draw:fill-color="#ffffff" draw:textarea-vertical-align="top" fo:min-height="13.176cm"/>
      <style:paragraph-properties style:writing-mode="lr-tb"/>
    </style:style>
    <style:style style:name="P1" style:family="paragraph">
      <style:paragraph-properties fo:margin-left="1.422cm" fo:margin-right="0cm" fo:text-align="start" fo:text-indent="0cm" style:writing-mode="lr-tb"/>
      <style:text-properties fo:font-size="28pt" style:font-size-asian="28pt" style:font-size-complex="28pt"/>
    </style:style>
    <style:style style:name="P2" style:family="paragraph">
      <loext:graphic-properties draw:fill-color="#ffcc99"/>
      <style:paragraph-properties fo:margin-left="1.422cm" fo:margin-right="0cm" fo:text-align="start" fo:text-indent="0cm" style:writing-mode="lr-tb"/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line-height="150%"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9" style:family="paragraph">
      <style:paragraph-properties fo:text-align="justify"/>
    </style:style>
    <style:style style:name="P10" style:family="paragraph">
      <loext:graphic-properties draw:fill-color="#ffffff"/>
      <style:paragraph-properties fo:text-align="justify" style:writing-mode="lr-tb"/>
      <style:text-properties fo:font-size="22pt" style:font-size-asian="22pt" style:font-size-complex="22pt"/>
    </style:style>
    <style:style style:name="P11" style:family="paragraph">
      <style:paragraph-properties fo:text-align="justify"/>
      <style:text-properties fo:font-size="22pt"/>
    </style:style>
    <style:style style:name="P12" style:family="paragraph">
      <style:paragraph-properties fo:margin-left="0.8cm" fo:margin-right="3.35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2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text-align="start"/>
      <style:text-properties fo:font-size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8d281e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c9211e" fo:font-size="22pt" style:font-size-asian="22pt" style:font-size-complex="22pt"/>
    </style:style>
    <style:style style:name="T5" style:family="text">
      <style:text-properties fo:color="#c9211e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000000" fo:font-size="22pt" style:font-size-asian="22pt" style:font-size-complex="22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8cm" svg:y="4.826cm">
          <text:p text:style-name="P1"><text:span text:style-name="T1">Теодицея. Часть 1.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1.009cm" svg:height="1.026cm" svg:x="14.14cm" svg:y="13.946cm">
          <draw:text-box>
            <text:p><text:span text:style-name="T2">Иеромонах Павел (Коротких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Что такое Теодицея?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3.368cm" svg:height="12.013cm" svg:x="2.54cm" svg:y="6.852cm">
          <draw:text-box>
            <text:p text:style-name="P6"><text:span text:style-name="T3"/></text:p>
            <text:p text:style-name="P6"><text:span text:style-name="T2">Лейбниц: </text:span><text:span text:style-name="T2"><text:tab/></text:span><text:span text:style-name="T2"><text:tab/></text:span><text:span text:style-name="T2">ὁ Θεὸς + δίκη</text:span></text:p>
            <text:p text:style-name="P6"><text:span text:style-name="T2"/></text:p>
            <text:p text:style-name="P6"><text:span text:style-name="T2">Буквально: </text:span><text:span text:style-name="T4">оправдание Бога.</text:span></text:p>
            <text:p text:style-name="P6"><text:span text:style-name="T2"/></text:p>
            <text:p text:style-name="P6"><text:span text:style-name="T2"/></text:p>
            <text:p text:style-name="P6"><text:span text:style-name="T2">Суд:</text:span></text:p>
            <text:p text:style-name="P6"><text:span text:style-name="T2"/></text:p>
            <text:p text:style-name="P6"><text:span text:style-name="T4"><text:tab/></text:span><text:span text:style-name="T4">Преступление:</text:span><text:span text:style-name="T2"> Ужасающее зло, творящееся в мире</text:span></text:p>
            <text:p text:style-name="P6"><text:span text:style-name="T2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2">Обвиняемый – Бог</text:span></text:p>
                          </text:list-item>
                          <text:list-item>
                            <text:p text:style-name="P6"><text:span text:style-name="T2">Присяжные – агностики</text:span></text:p>
                          </text:list-item>
                          <text:list-item>
                            <text:p text:style-name="P6"><text:span text:style-name="T2">Обвинитель – атеист</text:span></text:p>
                          </text:list-item>
                          <text:list-item>
                            <text:p text:style-name="P6"><text:span text:style-name="T2">Адвокат – теист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Проблема зла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3.368cm" svg:height="11.755cm" svg:x="2.04cm" svg:y="7.32cm" presentation:class="subtitle" presentation:user-transformed="true">
          <draw:text-box>
            <text:list text:style-name="L1">
              <text:list-header>
                <text:p text:style-name="P9"><text:span text:style-name="T5">Логическая формулировка</text:span></text:p>
                <text:p text:style-name="P9"><text:span text:style-name="T6"/></text:p>
                <text:p text:style-name="P9"><text:span text:style-name="T6">J.L. Mackie “Evil and Omnipotence”, 1992.</text:span></text:p>
                <text:p text:style-name="P9"><text:span text:style-name="T7"/></text:p>
                <text:p text:style-name="P9"><text:span text:style-name="T7">(1) Если Бог благ, Бог желает предотвратить зло</text:span></text:p>
                <text:p text:style-name="P9"><text:span text:style-name="T7">(2) Если Бог всесилен, Он может предотвратить зло</text:span></text:p>
                <text:p text:style-name="P9"><text:span text:style-name="T7">(3) Зло существует.</text:span></text:p>
                <text:p text:style-name="P9"><text:span text:style-name="T7"/></text:p>
                <text:p text:style-name="P9"><text:span text:style-name="T7">Следовательно: </text:span></text:p>
                <text:p text:style-name="P9"><text:span text:style-name="T7"/></text:p>
                <text:list>
                  <text:list-item>
                    <text:list>
                      <text:list-item>
                        <text:p text:style-name="P9"><text:span text:style-name="T7">либо Бог не существует</text:span></text:p>
                      </text:list-item>
                      <text:list-item>
                        <text:p text:style-name="P9"><text:span text:style-name="T7">либо Бог не благ</text:span></text:p>
                      </text:list-item>
                      <text:list-item>
                        <text:p text:style-name="P9"><text:span text:style-name="T7">либо не всемогущ </text:span></text:p>
                      </text:list-item>
                    </text:list>
                  </text:list-item>
                </text:list>
                <text:p text:style-name="P9"><text:span text:style-name="T7"/></text:p>
                <text:p text:style-name="P9"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Проблема зла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3.368cm" svg:height="12.836cm" svg:x="2.54cm" svg:y="6.42cm" presentation:class="subtitle" presentation:user-transformed="true">
          <draw:text-box>
            <text:list text:style-name="L1">
              <text:list-header>
                <text:p text:style-name="P11"><text:span text:style-name="T8"/></text:p>
                <text:p text:style-name="P11"><text:span text:style-name="T5">Не только логическая проблема, но и экзистенциальная</text:span></text:p>
                <text:p text:style-name="P11"><text:span text:style-name="T8"/></text:p>
                <text:p text:style-name="P11"><text:span text:style-name="T8"/></text:p>
                <text:p text:style-name="P11"><text:span text:style-name="T8">Письмо Николаса Вальтершторфа.</text:span></text:p>
                <text:p text:style-name="P11"><text:span text:style-name="T8"/></text:p>
                <text:p text:style-name="P12"><text:span text:style-name="T9">“</text:span><text:span text:style-name="T9">Я не могу сложить эти части вместе. Я потерян. Я прочитал теодицеи, составленные для оправдания путей Божиих по отношению к человеку. </text:span><text:span text:style-name="T10">Я нахожу их неубедительными</text:span><text:span text:style-name="T11">”.</text:span></text:p>
                <text:p text:style-name="P11"><text:span text:style-name="T9"/></text:p>
                <text:p text:style-name="P11"><text:span text:style-name="T5"/></text:p>
                <text:p text:style-name="P11"><text:span text:style-name="T5">Мощное эмоциональное воздействие </text:span></text:p>
                <text:p text:style-name="P11"><text:span text:style-name="T5">конкретных примеров зла.</text:span></text:p>
                <text:p text:style-name="P11"/>
                <text:p text:style-name="P11"><text:span text:style-name="T8"/></text:p>
                <text:p text:style-name="P11"><text:span text:style-name="T8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Формулировки проблемы зла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3.368cm" svg:height="13.951cm" svg:x="2.04cm" svg:y="6.72cm" presentation:class="subtitle" presentation:user-transformed="true">
          <draw:text-box>
            <text:p text:style-name="P6"><text:span text:style-name="T4"/></text:p>
            <text:p text:style-name="P6"><text:span text:style-name="T5">Общая и локальная проблемы зла</text:span></text:p>
            <text:p text:style-name="P6"><text:span text:style-name="T4"/></text:p>
            <text:p text:style-name="P6"><text:span text:style-name="T4"/></text:p>
            <text:p text:style-name="P6"><text:span text:style-name="T4">Еще одна классификация:</text:span></text:p>
            <text:p text:style-name="P6"><text:span text:style-name="T4"/></text:p>
            <text:list text:style-name="L1">
              <text:list-item>
                <text:list>
                  <text:list-item>
                    <text:list>
                      <text:list-item>
                        <text:p text:style-name="P6"><text:span text:style-name="T12">Логическая проблема</text:span></text:p>
                      </text:list-item>
                      <text:list-item>
                        <text:p text:style-name="P6"><text:span text:style-name="T12">Экзистенциальная</text:span></text:p>
                      </text:list-item>
                      <text:list-item>
                        <text:p text:style-name="P6"><text:span text:style-name="T12">Практическая</text:span></text:p>
                      </text:list-item>
                      <text:list-item>
                        <text:p text:style-name="P6"><text:span text:style-name="T12">Духовная</text:span></text:p>
                      </text:list-item>
                      <text:list-item>
                        <text:p text:style-name="P6"><text:span text:style-name="T12">Пастырская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12"/></text:p>
            <text:p text:style-name="P6"><text:span text:style-name="T4">То, как мы формулируем проблему зла, сформирует нашу теодицею.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Что такое зло?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3.368cm" svg:height="11.755cm" svg:x="2.04cm" svg:y="7.32cm" presentation:class="subtitle" presentation:user-transformed="true">
          <draw:text-box>
            <text:p text:style-name="P6"><text:span text:style-name="T4">Библия.</text:span></text:p>
            <text:p text:style-name="P6"><text:span text:style-name="T4"/></text:p>
            <text:p text:style-name="P6"><text:span text:style-name="T2"/></text:p>
            <text:list text:style-name="L1">
              <text:list-item>
                <text:p text:style-name="P6"><text:span text:style-name="T2">Зло как первобытный хаос.</text:span></text:p>
                <text:p text:style-name="P6"><text:span text:style-name="T2"/></text:p>
              </text:list-item>
              <text:list-item>
                <text:p text:style-name="P6"><text:span text:style-name="T2">Зло как грех.</text:span></text:p>
                <text:p text:style-name="P6"><text:span text:style-name="T2"/></text:p>
              </text:list-item>
              <text:list-item>
                <text:p text:style-name="P6"><text:span text:style-name="T2">Зло как результат деятельности падших ангелов. </text:span></text:p>
                <text:p text:style-name="P6"><text:span text:style-name="T2"/></text:p>
              </text:list-item>
              <text:list-item>
                <text:p text:style-name="P6"><text:span text:style-name="T2">Зло как страдание.</text:span></text:p>
                <text:p text:style-name="P6"><text:span text:style-name="T2"/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Виды зла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3.368cm" svg:height="11.755cm" svg:x="2.04cm" svg:y="6.52cm" presentation:class="subtitle" presentation:user-transformed="true">
          <draw:text-box>
            <text:p text:style-name="P6"><text:span text:style-name="T5"/></text:p>
            <text:p text:style-name="P6"><text:span text:style-name="T5"/></text:p>
            <text:p text:style-name="P6"><text:span text:style-name="T8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2">Глобальное</text:span></text:p>
                          </text:list-item>
                          <text:list-item>
                            <text:p text:style-name="P6"><text:span text:style-name="T2">Локальное</text:span></text:p>
                            <text:p text:style-name="P6"><text:span text:style-name="T2"/></text:p>
                          </text:list-item>
                          <text:list-item>
                            <text:p text:style-name="P6"><text:span text:style-name="T2">Зло в ощущении</text:span></text:p>
                          </text:list-item>
                          <text:list-item>
                            <text:p text:style-name="P6"><text:span text:style-name="T2">Зло “по природе”.</text:span></text:p>
                            <text:p text:style-name="P6"><text:span text:style-name="T2"/></text:p>
                          </text:list-item>
                          <text:list-item>
                            <text:p text:style-name="P14"><text:span text:style-name="T8">Естественное</text:span></text:p>
                          </text:list-item>
                          <text:list-item>
                            <text:p text:style-name="P14"><text:span text:style-name="T8">Нравственное</text:span></text:p>
                          </text:list-item>
                          <text:list-item>
                            <text:p text:style-name="P14"><text:span text:style-name="T8">Метафизическое</text:span></text:p>
                            <text:p text:style-name="P6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Христианский синтез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368cm" svg:height="13.176cm" svg:x="2.04cm" svg:y="6.52cm" presentation:class="subtitle" presentation:user-transformed="true">
          <draw:text-box>
            <text:p text:style-name="P15"><text:span text:style-name="T2"/></text:p>
            <text:p text:style-name="P15"><text:span text:style-name="T4">Рассуждение:</text:span></text:p>
            <text:p text:style-name="P15"><text:span text:style-name="T2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5"><text:span text:style-name="T2">1. Благой Бог не мог сотворить зло.</text:span></text:p>
                            <text:p text:style-name="P15"><text:span text:style-name="T2">2. Откуда берется зло?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15"><text:span text:style-name="T2">Зло существовало всегда (манихейство)</text:span></text:p>
                                          </text:list-item>
                                          <text:list-item>
                                            <text:p text:style-name="P15"><text:span text:style-name="T2">Зло это человеческая оценка. На самом деле зла нет, это просто оборотная сторона реальности (буддисты, даосы)</text:span></text:p>
                                          </text:list-item>
                                          <text:list-item>
                                            <text:p text:style-name="P15"><text:span text:style-name="T2">Зло не есть нечто. Это не субстанция. Направление воли.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  <text:p text:style-name="P15"><text:span text:style-name="T2"/></text:p>
                            <text:p text:style-name="P15"><text:span text:style-name="T2"><text:s text:c="8"/></text:span><text:span text:style-name="T2">Пастырское приложение: мы терпим зло, не позволяем себе отвечать злом на зло, не пропускаем волну через себя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Христианский синтез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368cm" svg:height="13.951cm" svg:x="2.04cm" svg:y="6.52cm" presentation:class="subtitle" presentation:user-transformed="true">
          <draw:text-box>
            <text:p text:style-name="P6"><text:span text:style-name="T4">Перенос библейских образов в новый контекст (неоплатонизм).</text:span></text:p>
            <text:p text:style-name="P6"><text:span text:style-name="T2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2">Зло как отсутствие добра. </text:span><text:span text:style-name="T13">Privatio boni</text:span><text:span text:style-name="T2">. </text:span></text:p>
                            <text:p text:style-name="P6"><text:span text:style-name="T2"/></text:p>
                            <text:p text:style-name="P6"><text:span text:style-name="T2">Ориген, Августин</text:span></text:p>
                            <text:p text:style-name="P6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  <text:p text:style-name="P6"><text:span text:style-name="T13">Тьма как недостаток света. </text:span></text:p>
                <text:p text:style-name="P6"><text:span text:style-name="T8"/></text:p>
                <text:p text:style-name="P6"><text:span text:style-name="T8">Другие метафоры:</text:span></text:p>
                <text:p text:style-name="P6"><text:span text:style-name="T2"/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2">Процесс (ржавение, гниение)</text:span></text:p>
                          </text:list-item>
                          <text:list-item>
                            <text:p text:style-name="P6"><text:span text:style-name="T2">Волна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2"/></text:p>
                <text:p text:style-name="P6"><text:span text:style-name="T2">Эта концепция зла обычно используется в сочетании с </text:span><text:span text:style-name="T13">Теодицеей свободы воли</text:span></text:p>
                <text:p text:style-name="P6"><text:span text:style-name="T8"/></text:p>
                <text:p text:style-name="P6"><text:span text:style-name="T8"/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Христианский синтез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3.368cm" svg:height="13.951cm" svg:x="2.04cm" svg:y="6.52cm" presentation:class="subtitle" presentation:user-transformed="true">
          <draw:text-box>
            <text:p text:style-name="P6"><text:span text:style-name="T4"/></text:p>
            <text:p text:style-name="P6"><text:span text:style-name="T4">Недостатки привационной модели:</text:span></text:p>
            <text:p text:style-name="P6"><text:span text:style-name="T2"/></text:p>
            <text:p text:style-name="P6"><text:span text:style-name="T2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8">1. Откуда явился недостаток добра, если Бог все сотворил добрым?</text:span></text:p>
                            <text:p text:style-name="P6"><text:span text:style-name="T8"/></text:p>
                            <text:p text:style-name="P6"><text:span text:style-name="T8">2. Концептуальное противоречие: зло существует и не существует одновременно</text:span></text:p>
                            <text:p text:style-name="P6"><text:span text:style-name="T8"/></text:p>
                            <text:p text:style-name="P6"><text:span text:style-name="T8">3. В жизни зло не меонно, но вполне реально, ощутимо, действенно. Мы явственно чувствуем </text:span><text:span text:style-name="T13">активную природу зла</text:span><text:span text:style-name="T8">. Привлекательность зла. </text:span></text:p>
                            <text:p text:style-name="P6"><text:span text:style-name="T8"/></text:p>
                            <text:p text:style-name="P6"><text:span text:style-name="T8"/></text:p>
                          </text:list-header>
                        </text:list>
                      </text:list-item>
                    </text:list>
                  </text:list-item>
                </text:list>
                <text:p text:style-name="P6"><text:span text:style-name="T13"/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j_5f_03-background" style:display-name="Bej_03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Bej_5f_03-backgroundobjects" style:display-name="Bej_0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j_5f_03-notes" style:display-name="Bej_0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j_5f_03-outline1" style:display-name="Bej_03-outline1" style:family="presentation">
      <style:graphic-properties draw:stroke="none" draw:fill="none" draw:auto-grow-height="false" draw:fit-to-size="shrink-to-fit" style:shrink-to-fit="true">
        <text:list-style style:name="Bej_5f_03-outline1" style:display-name="Bej_0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outline2" style:display-name="Bej_03-outline2" style:family="presentation" style:parent-style-name="Bej_5f_0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ej_5f_03-outline3" style:display-name="Bej_03-outline3" style:family="presentation" style:parent-style-name="Bej_5f_0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ej_5f_03-outline4" style:display-name="Bej_03-outline4" style:family="presentation" style:parent-style-name="Bej_5f_0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ej_5f_03-outline5" style:display-name="Bej_03-outline5" style:family="presentation" style:parent-style-name="Bej_5f_0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6" style:display-name="Bej_03-outline6" style:family="presentation" style:parent-style-name="Bej_5f_0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7" style:display-name="Bej_03-outline7" style:family="presentation" style:parent-style-name="Bej_5f_0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8" style:display-name="Bej_03-outline8" style:family="presentation" style:parent-style-name="Bej_5f_0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9" style:display-name="Bej_03-outline9" style:family="presentation" style:parent-style-name="Bej_5f_0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subtitle" style:display-name="Bej_03-subtitle" style:family="presentation">
      <style:graphic-properties draw:stroke="none" draw:fill="none" draw:textarea-vertical-align="middle">
        <text:list-style style:name="Bej_5f_03-subtitle" style:display-name="Bej_0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title" style:display-name="Bej_03-title" style:family="presentation">
      <style:graphic-properties draw:stroke="none" draw:fill="none" draw:textarea-vertical-align="middle">
        <text:list-style style:name="Bej_5f_03-title" style:display-name="Bej_0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ej_5f_0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j_5f_0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ej_5f_0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ej_5f_03" style:display-name="Bej_03" style:page-layout-name="PM1" draw:style-name="Mdp1">
      <office:forms form:automatic-focus="false" form:apply-design-mode="false"/>
      <draw:frame presentation:style-name="Bej_5f_03-title" draw:layer="backgroundobjects" svg:width="25.191cm" svg:height="3.507cm" svg:x="1.399cm" svg:y="0.837cm" presentation:class="title" presentation:placeholder="true">
        <draw:text-box/>
      </draw:frame>
      <draw:frame presentation:style-name="Bej_5f_03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j_5f_03-title" draw:layer="backgroundobjects" svg:width="13.968cm" svg:height="10.476cm" svg:x="3.81cm" svg:y="2.123cm" presentation:class="page"/>
        <draw:frame presentation:style-name="Bej_5f_0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6-02-03T12:15:23.694917636</meta:creation-date>
    <meta:editing-duration>P1DT5H21M25S</meta:editing-duration>
    <meta:editing-cycles>86</meta:editing-cycles>
    <meta:generator>LibreOffice/6.3.6.2$Linux_X86_64 LibreOffice_project/30$Build-2</meta:generator>
    <dc:date>2020-05-30T17:32:01.594657754</dc:date>
    <meta:document-statistic meta:object-count="70"/>
    <meta:template xlink:type="simple" xlink:actuate="onRequest" xlink:title="" xlink:href="../../../../../.config/libreoffice/4/user/template/Bej_03.otp" meta:date="2016-02-01T16:10:53.653607672"/>
  </office:meta>
</office:document-meta>
</file>